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5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>
        <style:tab-stops>
          <style:tab-stop style:position="216.00pt" style:type="center"/>
          <style:tab-stop style:position="432.00pt" style:type="right"/>
        </style:tab-stops>
      </style:paragraph-properties>
    </style:style>
    <style:style style:name="P14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21" style:family="paragraph">
      <style:paragraph-properties fo:line-height="100.00%" fo:text-align="center" fo:margin-left="5.40pt" fo:text-indent="-5.40pt">
        <style:tab-stops>
          <style:tab-stop style:position="98.95pt"/>
          <style:tab-stop style:position="49339.35pt"/>
          <style:tab-stop style:position="448176.25pt" style:type="righ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center" fo:margin-left="5.40pt" fo:text-indent="-5.40pt">
        <style:tab-stops>
          <style:tab-stop style:position="98.95pt"/>
          <style:tab-stop style:position="49339.35pt"/>
          <style:tab-stop style:position="448176.25pt" style:type="righ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center" fo:margin-left="5.40pt" fo:text-indent="-5.40pt">
        <style:tab-stops>
          <style:tab-stop style:position="98.95pt"/>
          <style:tab-stop style:position="49339.35pt"/>
          <style:tab-stop style:position="448176.25pt" style:type="righ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center" fo:margin-left="5.40pt" fo:text-indent="-5.40pt">
        <style:tab-stops>
          <style:tab-stop style:position="98.95pt"/>
          <style:tab-stop style:position="49339.35pt"/>
          <style:tab-stop style:position="448176.25pt" style:type="righ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center" fo:margin-left="5.40pt" fo:text-indent="-5.40pt">
        <style:tab-stops>
          <style:tab-stop style:position="98.95pt"/>
          <style:tab-stop style:position="49339.35pt"/>
          <style:tab-stop style:position="448176.25pt" style:type="right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center" fo:margin-left="5.40pt" fo:text-indent="-5.40pt">
        <style:tab-stops>
          <style:tab-stop style:position="98.95pt"/>
          <style:tab-stop style:position="49339.35pt"/>
          <style:tab-stop style:position="448176.25pt" style:type="right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center" fo:margin-left="5.40pt" fo:text-indent="-5.40pt">
        <style:tab-stops>
          <style:tab-stop style:position="98.95pt"/>
          <style:tab-stop style:position="49339.35pt"/>
          <style:tab-stop style:position="448176.25pt" style:type="right"/>
        </style:tab-stops>
      </style:paragraph-properties>
    </style:style>
    <style:style style:name="P34" style:family="paragraph">
      <style:paragraph-properties fo:line-height="115.00%" fo:text-align="left" fo:margin-bottom="10.00pt"/>
    </style:style>
    <style:style style:name="P35" style:family="paragraph">
      <style:paragraph-properties fo:line-height="100.00%" fo:text-align="center" fo:margin-left="5.40pt" fo:text-indent="-5.40pt">
        <style:tab-stops>
          <style:tab-stop style:position="98.95pt"/>
          <style:tab-stop style:position="49339.35pt"/>
          <style:tab-stop style:position="448176.25pt" style:type="right"/>
        </style:tab-stops>
      </style:paragraph-properties>
    </style:style>
    <style:style style:name="P36" style:family="paragraph">
      <style:paragraph-properties fo:line-height="100.00%" fo:text-align="left"/>
    </style:style>
    <style:style style:name="TableColumn0100" style:family="table-column">
      <style:table-column-properties style:column-width="1.449306in"/>
    </style:style>
    <style:style style:name="TableColumn0101" style:family="table-column">
      <style:table-column-properties style:column-width="0.575694in"/>
    </style:style>
    <style:style style:name="TableColumn0102" style:family="table-column">
      <style:table-column-properties style:column-width="0.173611in"/>
    </style:style>
    <style:style style:name="TableColumn0103" style:family="table-column">
      <style:table-column-properties style:column-width="1.851389in"/>
    </style:style>
    <style:style style:name="Table01" style:family="table">
      <style:table-properties style:width="4.050000in" fo:margin-left="0.000000in" style:writing-mode="lr" table:align="center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002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0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1" style:family="table-row">
      <style:table-row-properties/>
    </style:style>
    <style:style style:name="TableCell0101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102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1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2" style:family="table-row">
      <style:table-row-properties/>
    </style:style>
    <style:style style:name="TableCell0102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2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202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2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3" style:family="table-row">
      <style:table-row-properties/>
    </style:style>
    <style:style style:name="TableCell0103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3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302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3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4" style:family="table-row">
      <style:table-row-properties/>
    </style:style>
    <style:style style:name="TableCell0104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4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402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4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5" style:family="table-row">
      <style:table-row-properties/>
    </style:style>
    <style:style style:name="TableCell0105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5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502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5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6" style:family="table-row">
      <style:table-row-properties/>
    </style:style>
    <style:style style:name="TableCell0106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6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602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6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7" style:family="table-row">
      <style:table-row-properties/>
    </style:style>
    <style:style style:name="TableCell0107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7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702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7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8" style:family="table-row">
      <style:table-row-properties/>
    </style:style>
    <style:style style:name="TableCell0108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801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8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803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901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9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903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001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0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003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101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1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103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201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2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203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Row0113" style:family="table-row">
      <style:table-row-properties/>
    </style:style>
    <style:style style:name="TableCell0113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301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3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303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Row0114" style:family="table-row">
      <style:table-row-properties/>
    </style:style>
    <style:style style:name="TableCell0114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401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4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403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</office:automatic-styles>
  <office:body>
    <office:text>
      <text:p text:style-name="P1"><text:span text:style-name="T1"/></text:p>
      <text:p text:style-name="P1"><text:span text:style-name="T1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 table:number-columns-spanned="2">
            <text:p text:style-name="P3"><text:span text:style-name="T2">Name</text:span><text:span text:style-name="T3"/></text:p>
          </table:table-cell>
          <table:covered-table-cell/>
          <table:table-cell table:style-name="TableCell010002" table:number-columns-spanned="2">
            <text:p text:style-name="P3"><text:span text:style-name="T4">Export/Import as Tecplot file</text:span><text:span text:style-name="T5"/></text:p>
          </table:table-cell>
          <table:covered-table-cell/>
        </table:table-row>
        <table:table-row table:style-name="TableRow0101">
          <table:table-cell table:style-name="TableCell010100" table:number-columns-spanned="2">
            <text:p text:style-name="P6"><text:span text:style-name="T6">Ziel</text:span><text:span text:style-name="T7"/></text:p>
          </table:table-cell>
          <table:covered-table-cell/>
          <table:table-cell table:style-name="TableCell010102" table:number-columns-spanned="2">
            <text:p text:style-name="P6"><text:span text:style-name="T8">Enable storage of simulation data.</text:span><text:span text:style-name="T9"/></text:p>
          </table:table-cell>
          <table:covered-table-cell/>
        </table:table-row>
        <table:table-row table:style-name="TableRow0102">
          <table:table-cell table:style-name="TableCell010200" table:number-columns-spanned="2">
            <text:p text:style-name="P8"><text:span text:style-name="T10">Einordnung</text:span><text:span text:style-name="T11"/></text:p>
          </table:table-cell>
          <table:covered-table-cell/>
          <table:table-cell table:style-name="TableCell010202" table:number-columns-spanned="2">
            <text:p text:style-name="P8"><text:span text:style-name="T11"/></text:p>
          </table:table-cell>
          <table:covered-table-cell/>
        </table:table-row>
        <table:table-row table:style-name="TableRow0103">
          <table:table-cell table:style-name="TableCell010300" table:number-columns-spanned="2">
            <text:p text:style-name="P10"><text:span text:style-name="T12">Vorbedingung</text:span><text:span text:style-name="T13"/></text:p>
          </table:table-cell>
          <table:covered-table-cell/>
          <table:table-cell table:style-name="TableCell010302" table:number-columns-spanned="2">
            <text:p text:style-name="P10"><text:span text:style-name="T13">Simulation has been run/There are existing save files</text:span></text:p>
          </table:table-cell>
          <table:covered-table-cell/>
        </table:table-row>
        <table:table-row table:style-name="TableRow0104">
          <table:table-cell table:style-name="TableCell010400" table:number-columns-spanned="2">
            <text:p text:style-name="P12"><text:span text:style-name="T14">Nachbedingung</text:span><text:span text:style-name="T15"/></text:p>
          </table:table-cell>
          <table:covered-table-cell/>
          <table:table-cell table:style-name="TableCell010402" table:number-columns-spanned="2">
            <text:p text:style-name="P13"><text:span text:style-name="T15">A save file is created/ Simulation data is loaded and graphed </text:span></text:p>
          </table:table-cell>
          <table:covered-table-cell/>
        </table:table-row>
        <table:table-row table:style-name="TableRow0105">
          <table:table-cell table:style-name="TableCell010500" table:number-columns-spanned="2">
            <text:p text:style-name="P15"><text:span text:style-name="T16">Nachbedingung im Fehlerfall</text:span><text:span text:style-name="T17"/></text:p>
          </table:table-cell>
          <table:covered-table-cell/>
          <table:table-cell table:style-name="TableCell010502" table:number-columns-spanned="2">
            <text:p text:style-name="P15"><text:span text:style-name="T17"/></text:p>
          </table:table-cell>
          <table:covered-table-cell/>
        </table:table-row>
        <table:table-row table:style-name="TableRow0106">
          <table:table-cell table:style-name="TableCell010600" table:number-columns-spanned="2">
            <text:p text:style-name="P17"><text:span text:style-name="T18">Haupt-<text:line-break/>Neben-Akteure</text:span><text:span text:style-name="T19"/></text:p>
          </table:table-cell>
          <table:covered-table-cell/>
          <table:table-cell table:style-name="TableCell010602" table:number-columns-spanned="2">
            <text:p text:style-name="P17"><text:span text:style-name="T20">User</text:span><text:span text:style-name="T21"/></text:p>
          </table:table-cell>
          <table:covered-table-cell/>
        </table:table-row>
        <table:table-row table:style-name="TableRow0107">
          <table:table-cell table:style-name="TableCell010700" table:number-columns-spanned="2">
            <text:p text:style-name="P19"><text:span text:style-name="T22">Auslöser</text:span><text:span text:style-name="T23"/></text:p>
          </table:table-cell>
          <table:covered-table-cell/>
          <table:table-cell table:style-name="TableCell010702" table:number-columns-spanned="2">
            <text:p text:style-name="P19"><text:span text:style-name="T24">User presses the<text:s/></text:span><text:span text:style-name="T25">"Export Data" or<text:s/></text:span><text:span text:style-name="T26">"Impoprt Data" button</text:span><text:span text:style-name="T27"/></text:p>
          </table:table-cell>
          <table:covered-table-cell/>
        </table:table-row>
        <table:table-row table:style-name="TableRow0108">
          <table:table-cell table:style-name="TableCell010800">
            <text:p text:style-name="P22"><text:span text:style-name="T28">Standardfluss</text:span><text:span text:style-name="T29"/></text:p>
          </table:table-cell>
          <table:table-cell table:style-name="TableCell010801" table:number-columns-spanned="2">
            <text:p text:style-name="P22"><text:span text:style-name="T30">Schritt</text:span><text:span text:style-name="T31"/></text:p>
          </table:table-cell>
          <table:covered-table-cell/>
          <table:table-cell table:style-name="TableCell010803">
            <text:p text:style-name="P22"><text:span text:style-name="T32">Aktion</text:span><text:span text:style-name="T33"/></text:p>
          </table:table-cell>
        </table:table-row>
        <table:table-row table:style-name="TableRow0109">
          <table:table-cell table:style-name="TableCell010900">
            <text:p text:style-name="P24"><text:span text:style-name="T33"/></text:p>
          </table:table-cell>
          <table:table-cell table:style-name="TableCell010901" table:number-columns-spanned="2">
            <text:p text:style-name="P24"><text:span text:style-name="T34">1</text:span><text:span text:style-name="T35"/></text:p>
          </table:table-cell>
          <table:covered-table-cell/>
          <table:table-cell table:style-name="TableCell010903">
            <text:p text:style-name="P24"><text:span text:style-name="T36">User presses the "Export Data" or "Impoprt Data" button</text:span><text:span text:style-name="T37"/></text:p>
          </table:table-cell>
        </table:table-row>
        <table:table-row table:style-name="TableRow0110">
          <table:table-cell table:style-name="TableCell011000">
            <text:p text:style-name="P26"><text:span text:style-name="T37"/></text:p>
          </table:table-cell>
          <table:table-cell table:style-name="TableCell011001" table:number-columns-spanned="2">
            <text:p text:style-name="P26"><text:span text:style-name="T38">2</text:span><text:span text:style-name="T39"/></text:p>
          </table:table-cell>
          <table:covered-table-cell/>
          <table:table-cell table:style-name="TableCell011003">
            <text:p text:style-name="P26"><text:span text:style-name="T40">User selects a file to export/import</text:span><text:span text:style-name="T41"/></text:p>
          </table:table-cell>
        </table:table-row>
        <table:table-row table:style-name="TableRow0111">
          <table:table-cell table:style-name="TableCell011100">
            <text:p text:style-name="P28"><text:span text:style-name="T41"/></text:p>
          </table:table-cell>
          <table:table-cell table:style-name="TableCell011101" table:number-columns-spanned="2">
            <text:p text:style-name="P28"><text:span text:style-name="T42">3</text:span><text:span text:style-name="T43"/></text:p>
          </table:table-cell>
          <table:covered-table-cell/>
          <table:table-cell table:style-name="TableCell011103">
            <text:p text:style-name="P28"><text:span text:style-name="T43">Export file is created/Simulation data is loaded and graphed</text:span></text:p>
          </table:table-cell>
        </table:table-row>
        <table:table-row table:style-name="TableRow0112">
          <table:table-cell table:style-name="TableCell011200">
            <text:p text:style-name="P30"><text:span text:style-name="T44">Nebenfluss</text:span><text:span text:style-name="T45"/></text:p>
          </table:table-cell>
          <table:table-cell table:style-name="TableCell011201" table:number-columns-spanned="2">
            <text:p text:style-name="P30"><text:span text:style-name="T46">Schritt</text:span><text:span text:style-name="T47"/></text:p>
          </table:table-cell>
          <table:covered-table-cell/>
          <table:table-cell table:style-name="TableCell011203">
            <text:p text:style-name="P30"><text:span text:style-name="T48">Aktion</text:span><text:span text:style-name="T49"/></text:p>
          </table:table-cell>
        </table:table-row>
        <table:table-row table:style-name="TableRow0113">
          <table:table-cell table:style-name="TableCell011300">
            <text:p text:style-name="P32"><text:span text:style-name="T49"/></text:p>
          </table:table-cell>
          <table:table-cell table:style-name="TableCell011301" table:number-columns-spanned="2">
            <text:p text:style-name="P32"><text:span text:style-name="T50">1a</text:span><text:span text:style-name="T51"/></text:p>
          </table:table-cell>
          <table:covered-table-cell/>
          <table:table-cell table:style-name="TableCell011303">
            <text:p text:style-name="P32"><text:span text:style-name="T51"/></text:p>
          </table:table-cell>
        </table:table-row>
        <table:table-row table:style-name="TableRow0114">
          <table:table-cell table:style-name="TableCell011400">
            <text:p text:style-name="P34"><text:span text:style-name="T51"/></text:p>
          </table:table-cell>
          <table:table-cell table:style-name="TableCell011401" table:number-columns-spanned="2">
            <text:p text:style-name="P34"><text:span text:style-name="T51"/></text:p>
          </table:table-cell>
          <table:covered-table-cell/>
          <table:table-cell table:style-name="TableCell011403">
            <text:p text:style-name="P34"><text:span text:style-name="T51"/></text:p>
          </table:table-cell>
        </table:table-row>
      </table:table>
      <text:p text:style-name="P36"><text:span text:style-name="T5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